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ba5" officeooo:paragraph-rsid="0019dba5"/>
    </style:style>
    <style:style style:name="P2" style:family="paragraph" style:parent-style-name="Standard">
      <style:text-properties fo:font-weight="bold" officeooo:rsid="0019dba5" officeooo:paragraph-rsid="0019dba5" style:font-weight-asian="bold" style:font-weight-complex="bold"/>
    </style:style>
    <style:style style:name="P3" style:family="paragraph" style:parent-style-name="Standard">
      <style:text-properties fo:font-weight="bold" officeooo:rsid="001b0926" officeooo:paragraph-rsid="001b0926" style:font-weight-asian="bold" style:font-weight-complex="bold"/>
    </style:style>
    <style:style style:name="P4" style:family="paragraph" style:parent-style-name="Standard">
      <style:text-properties fo:font-weight="bold" officeooo:rsid="001c9625" officeooo:paragraph-rsid="001c9625" style:font-weight-asian="bold" style:font-weight-complex="bold"/>
    </style:style>
    <style:style style:name="P5" style:family="paragraph" style:parent-style-name="Standard">
      <style:text-properties fo:font-weight="normal" officeooo:rsid="001c9625" officeooo:paragraph-rsid="001c9625" style:font-weight-asian="normal" style:font-weight-complex="normal"/>
    </style:style>
    <style:style style:name="P6" style:family="paragraph" style:parent-style-name="Standard">
      <style:text-properties fo:font-weight="normal" officeooo:rsid="001c9625" officeooo:paragraph-rsid="00232ff3" style:font-weight-asian="normal" style:font-weight-complex="normal"/>
    </style:style>
    <style:style style:name="P7" style:family="paragraph" style:parent-style-name="Standard">
      <style:text-properties fo:font-weight="normal" officeooo:rsid="001b0926" officeooo:paragraph-rsid="001b0926" style:font-weight-asian="normal" style:font-weight-complex="normal"/>
    </style:style>
    <style:style style:name="P8" style:family="paragraph" style:parent-style-name="Standard">
      <style:text-properties fo:font-weight="normal" officeooo:rsid="001b0926" officeooo:paragraph-rsid="002387d5" style:font-weight-asian="normal" style:font-weight-complex="normal"/>
    </style:style>
    <style:style style:name="P9" style:family="paragraph" style:parent-style-name="Standard">
      <style:text-properties officeooo:paragraph-rsid="001e67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c9625" style:font-weight-asian="normal" style:font-weight-complex="normal"/>
    </style:style>
    <style:style style:name="T3" style:family="text">
      <style:text-properties officeooo:rsid="001e67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aeology</text:p>
      <text:p text:style-name="Standard"/>
      <text:p text:style-name="Standard">SELECT DISTINCT on (locality.idlocality, locality.created) locality.idlocality, locality.created FROM assemblage, locality WHERE (locality.idlocality = assemblage.locality_idlocality and (assemblage.category ilike '%raw%' or assemblage.category ilike '%typ%' or assemblage.category ilike '%tech%' or assemblage.category ilike '%func%' or assemblage.category ilike '%orga%' or assemblage.category ilike '%symb%' or assemblage.category ilike '%misc%' or assemblage.category ilike '%feat%') and (assemblage.locality_idlocality) not in (SELECT DISTINCT assemblage_idlocality FROM technology UNION SELECT DISTINCT assemblage_idlocality FROM typology UNION SELECT DISTINCT assemblage_idlocality FROM raw_material UNION SELECT DISTINCT assemblage_idlocality FROM function UNION SELECT DISTINCT assemblage_idlocality FROM symbolic_artifacts UNION SELECT DISTINCT assemblage_idlocality FROM feature ORDER BY assemblage_idlocality));</text:p>
      <text:p text:style-name="Standard"/>
      <text:p text:style-name="Standard"/>
      <text:p text:style-name="Standard"><text:s text:c="4"/>idlocality <text:s text:c="9"/>| <text:s/>created <text:s text:c="2"/></text:p>
      <text:p text:style-name="Standard">-------------------+------------</text:p>
      <text:p text:style-name="Standard"><text:s/>Bawa Yawan <text:s text:c="7"/>| 2022-02-24</text:p>
      <text:p text:style-name="Standard"><text:s/>Drimolen <text:s text:c="12"/>| 2009-10-08</text:p>
      <text:p text:style-name="Standard"><text:s/>Ljubljansko Barje | 2020-07-16</text:p>
      <text:p text:style-name="Standard"><text:s/>Makapansgat <text:s text:c="7"/>| 2009-10-08</text:p>
      <text:p text:style-name="Standard"><text:s/>Nor Geghi 1 <text:s text:c="8"/>| 2022-12-02</text:p>
      <text:p text:style-name="Standard"><text:s/>Waterfall Bluff <text:s text:c="4"/>| 2022-12-02</text:p>
      <text:p text:style-name="Standard"><text:s/>Wezmeh Cave <text:s text:c="6"/>| 2022-02-25</text:p>
      <text:p text:style-name="Standard">(<text:span text:style-name="T1">7</text:span> rows)</text:p>
      <text:p text:style-name="Standard"/>
      <text:p text:style-name="Standard"/>
      <text:p text:style-name="Standard"><text:s text:c="4"/>idlocality <text:s text:c="4"/></text:p>
      <text:p text:style-name="Standard">-------------------</text:p>
      <text:p text:style-name="Standard"><text:s/>Bawa Yawan</text:p>
      <text:p text:style-name="Standard"><text:s/>Drimolen</text:p>
      <text:p text:style-name="Standard"><text:s/>Ljubljansko Barje</text:p>
      <text:p text:style-name="Standard"><text:s/>Makapansgat</text:p>
      <text:p text:style-name="Standard"><text:s/>Nor Geghi 1</text:p>
      <text:p text:style-name="Standard"><text:s/>Waterfall Bluff</text:p>
      <text:p text:style-name="Standard"><text:s/>Wezmeh Cave</text:p>
      <text:p text:style-name="Standard">(7 row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umanremains</text:p>
      <text:p text:style-name="P1"/>
      <text:p text:style-name="P1">SELECT DISTINCT on (locality.idlocality, locality.created) locality.idlocality, locality.created FROM assemblage, locality WHERE locality.idlocality = assemblage.locality_idlocality and assemblage.category ilike '%human%' and locality.idlocality not in (SELECT DISTINCT assemblage_idlocality FROM humanremains ORDER BY assemblage_idlocality);</text:p>
      <text:p text:style-name="P1"><text:s text:c="13"/>idlocality <text:s text:c="30"/>| <text:s/>created <text:s text:c="2"/></text:p>
      <text:p text:style-name="P1"><text:soft-page-break/>------------------------------------+------------</text:p>
      <text:p text:style-name="P1"><text:s/>Arcy-sur-Cure - Grotte de l_Hyène | 2020-03-03</text:p>
      <text:p text:style-name="P1"><text:s/>Arcy-sur-Cure - Grotte du Renne <text:s text:c="3"/>| 2019-12-04</text:p>
      <text:p text:style-name="P1"><text:s/>Baishiya Karst Cave <text:s text:c="23"/>| 2021-10-20</text:p>
      <text:p text:style-name="P1"><text:s/>El Salt <text:s text:c="45"/>| 2015-11-11</text:p>
      <text:p text:style-name="P1"><text:s/>El Sidrón <text:s text:c="40"/>| 2015-11-06</text:p>
      <text:p text:style-name="P1"><text:s/>Genay - Brèche <text:s text:c="29"/>| 2020-04-22</text:p>
      <text:p text:style-name="P1"><text:s/>Grotte Boccard <text:s text:c="30"/>| 2020-08-19</text:p>
      <text:p text:style-name="P1"><text:s/>Hummal <text:s text:c="40"/>| 2014-10-17</text:p>
      <text:p text:style-name="P1"><text:s/>Klipdrift Shelter <text:s text:c="27"/>| 2014-11-10</text:p>
      <text:p text:style-name="P1"><text:s/>Kocabas <text:s text:c="39"/>| 2015-04-28</text:p>
      <text:p text:style-name="P1"><text:s/>Kostenki 15 <text:s text:c="33"/>| 2014-09-09</text:p>
      <text:p text:style-name="P1"><text:s/>Kostenki 17 <text:s text:c="33"/>| 2021-03-08</text:p>
      <text:p text:style-name="P1"><text:s/>Kostenki 18 <text:s text:c="33"/>| 2021-03-22</text:p>
      <text:p text:style-name="P1"><text:s/>Matuzka <text:s text:c="38"/>| 2021-04-12</text:p>
      <text:p text:style-name="P1"><text:s/>Nadaouiyeh Ain Askar <text:s text:c="14"/>| 2011-09-09</text:p>
      <text:p text:style-name="P1"><text:s/>Olduvai Gorge Naisiusiu_Ndutu Beds | 2010-01-20</text:p>
      <text:p text:style-name="P1"><text:s/>Rozhok I <text:s text:c="35"/>| 2021-04-02</text:p>
      <text:p text:style-name="P1"><text:s/>Shanidar <text:s text:c="35"/>| 2014-11-02</text:p>
      <text:p text:style-name="P1"><text:s/>Ucagizli Cave I <text:s text:c="19"/>| 2014-04-16</text:p>
      <text:p text:style-name="P1"><text:s/>Vergisson - Locus II <text:s text:c="14"/>| 2020-03-12</text:p>
      <text:p text:style-name="P1">(<text:span text:style-name="T1">20</text:span> rows)</text:p>
      <text:p text:style-name="P1"/>
      <text:p text:style-name="P1"/>
      <text:p text:style-name="P1"><text:s text:c="13"/>idlocality <text:s text:c="12"/></text:p>
      <text:p text:style-name="P1">------------------------------------</text:p>
      <text:p text:style-name="P1"><text:s/>Arcy-sur-Cure - Grotte de l_Hyène</text:p>
      <text:p text:style-name="P1"><text:s/>Arcy-sur-Cure - Grotte du Renne</text:p>
      <text:p text:style-name="P1"><text:s/>Baishiya Karst Cave</text:p>
      <text:p text:style-name="P1"><text:s/>El Salt</text:p>
      <text:p text:style-name="P1"><text:s/>El Sidrón</text:p>
      <text:p text:style-name="P1"><text:s/>Genay - Brèche</text:p>
      <text:p text:style-name="P1"><text:s/>Grotte Boccard</text:p>
      <text:p text:style-name="P1"><text:s/>Hummal</text:p>
      <text:p text:style-name="P1"><text:s/>Klipdrift Shelter</text:p>
      <text:p text:style-name="P1"><text:s/>Kocabas</text:p>
      <text:p text:style-name="P1"><text:s/>Kostenki 15</text:p>
      <text:p text:style-name="P1"><text:s/>Kostenki 17</text:p>
      <text:p text:style-name="P1"><text:s/>Kostenki 18</text:p>
      <text:p text:style-name="P1"><text:s/>Matuzka</text:p>
      <text:p text:style-name="P1"><text:s/>Nadaouiyeh Ain Askar</text:p>
      <text:p text:style-name="P1"><text:s/>Olduvai Gorge Naisiusiu_Ndutu Beds</text:p>
      <text:p text:style-name="P1"><text:s/>Rozhok I</text:p>
      <text:p text:style-name="P1"><text:s/>Shanidar</text:p>
      <text:p text:style-name="P1"><text:s/>Ucagizli Cave I</text:p>
      <text:p text:style-name="P1"><text:s/>Vergisson - Locus II</text:p>
      <text:p text:style-name="P1">(20 rows)</text:p>
      <text:p text:style-name="P1"/>
      <text:p text:style-name="P3"/>
      <text:p text:style-name="P3"/>
      <text:p text:style-name="P3"/>
      <text:p text:style-name="P3"/>
      <text:p text:style-name="P3"><text:soft-page-break/>Plantremains</text:p>
      <text:p text:style-name="P3"/>
      <text:p text:style-name="P3"/>
      <text:p text:style-name="P7">SELECT DISTINCT on (locality.idlocality, locality.created) locality.idlocality, locality.created FROM assemblage, locality WHERE locality.idlocality = assemblage.locality_idlocality and assemblage.category ilike '%plant%' and (locality.idlocality) not in (SELECT DISTINCT assemblage_idlocality FROM plantremains ORDER BY assemblage_idlocality);</text:p>
      <text:p text:style-name="P7"><text:s text:c="6"/>idlocality <text:s text:c="5"/>| <text:s/>created <text:s text:c="2"/></text:p>
      <text:p text:style-name="P7">----------------------+------------</text:p>
      <text:p text:style-name="P7"><text:s/>Aleska <text:s text:c="14"/>| 2016-08-17</text:p>
      <text:p text:style-name="P7"><text:s/>Amersfoort <text:s text:c="10"/>| 2018-03-19</text:p>
      <text:p text:style-name="P7"><text:s/>Bolshoe Verkhovje <text:s text:c="3"/>| 2016-08-17</text:p>
      <text:p text:style-name="P7"><text:s/>Borkhov Rov <text:s text:c="9"/>| 2016-08-17</text:p>
      <text:p text:style-name="P7"><text:s/>Dmitrov <text:s text:c="13"/>| 2016-08-17</text:p>
      <text:p text:style-name="P7"><text:s/>Fjösanger <text:s text:c="10"/>| 2018-03-19</text:p>
      <text:p text:style-name="P7"><text:s/>Gondiswil-Seilern <text:s text:c="3"/>| 2018-03-19</text:p>
      <text:p text:style-name="P7"><text:s/>Gora Kalwaria <text:s text:c="7"/>| 2018-03-19</text:p>
      <text:p text:style-name="P7"><text:s/>Grudziadz <text:s text:c="11"/>| 2018-03-19</text:p>
      <text:p text:style-name="P7"><text:s/>Les Echets <text:s text:c="10"/>| 2018-03-19</text:p>
      <text:p text:style-name="P7"><text:s/>Leveäniemi <text:s text:c="9"/>| 2018-03-19</text:p>
      <text:p text:style-name="P7"><text:s/>Meikirch <text:s text:c="12"/>| 2018-03-19</text:p>
      <text:p text:style-name="P7"><text:s/>Mondsee <text:s text:c="13"/>| 2018-03-19</text:p>
      <text:p text:style-name="P7"><text:s/>Norinkylä Core 1 <text:s text:c="3"/>| 2018-03-19</text:p>
      <text:p text:style-name="P7"><text:s/>Norinkylä Core 2 <text:s text:c="3"/>| 2018-03-19</text:p>
      <text:p text:style-name="P7"><text:s/>Odderade <text:s text:c="12"/>| 2018-03-19</text:p>
      <text:p text:style-name="P7"><text:s/>Posudichi <text:s text:c="11"/>| 2016-08-17</text:p>
      <text:p text:style-name="P7"><text:s/>Prangli <text:s text:c="13"/>| 2018-03-19</text:p>
      <text:p text:style-name="P7"><text:s/>Quakenbrück <text:s text:c="8"/>| 2018-03-19</text:p>
      <text:p text:style-name="P7"><text:s/>Raalte <text:s text:c="14"/>| 2016-08-17</text:p>
      <text:p text:style-name="P7"><text:s/>Satiki <text:s text:c="14"/>| 2016-08-17</text:p>
      <text:p text:style-name="P7"><text:s/>Shanidar <text:s text:c="12"/>| 2014-11-02</text:p>
      <text:p text:style-name="P7"><text:s/>Soly <text:s text:c="16"/>| 2016-08-17</text:p>
      <text:p text:style-name="P7"><text:s/>Sunghir <text:s text:c="13"/>| 2014-09-09</text:p>
      <text:p text:style-name="P7"><text:s/>Tenaghi Philippon <text:s text:c="3"/>| 2018-03-19</text:p>
      <text:p text:style-name="P7"><text:s/>Timoshkovichi <text:s text:c="7"/>| 2016-08-17</text:p>
      <text:p text:style-name="P7"><text:s/>Toporovo <text:s text:c="12"/>| 2016-08-17</text:p>
      <text:p text:style-name="P7"><text:s/>Turbuta <text:s text:c="13"/>| 2018-03-19</text:p>
      <text:p text:style-name="P7"><text:s/>Tönchesberg 2 <text:s text:c="6"/>| 2015-11-09</text:p>
      <text:p text:style-name="P7"><text:s/>Valle di Castiglione | 2018-03-19</text:p>
      <text:p text:style-name="P7"><text:s/>Waewa-Ringen <text:s text:c="8"/>| 2018-03-19</text:p>
      <text:p text:style-name="P7"><text:s/>Wladyslawow <text:s text:c="9"/>| 2018-03-19</text:p>
      <text:p text:style-name="P7"><text:s/>Zeifen <text:s text:c="14"/>| 2018-03-19</text:p>
      <text:p text:style-name="P7"><text:s/>Zgierz-Rudunki <text:s text:c="6"/>| 2018-03-19</text:p>
      <text:p text:style-name="P7">(<text:span text:style-name="T1">34 </text:span>rows)</text:p>
      <text:p text:style-name="P3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 text:c="5"/>idlocality <text:s text:c="5"/></text:p>
      <text:p text:style-name="P7">----------------------</text:p>
      <text:p text:style-name="P7"><text:s/>Aleska</text:p>
      <text:p text:style-name="P7"><text:s/>Amersfoort</text:p>
      <text:p text:style-name="P7"><text:s/>Bolshoe Verkhovje</text:p>
      <text:p text:style-name="P7"><text:s/>Borkhov Rov</text:p>
      <text:p text:style-name="P7"><text:s/>Dmitrov</text:p>
      <text:p text:style-name="P7"><text:s/>Fjösanger</text:p>
      <text:p text:style-name="P7"><text:s/>Gondiswil-Seilern</text:p>
      <text:p text:style-name="P7"><text:s/>Gora Kalwaria</text:p>
      <text:p text:style-name="P7"><text:s/>Grudziadz</text:p>
      <text:p text:style-name="P7"><text:s/>Les Echets</text:p>
      <text:p text:style-name="P7"><text:s/>Leveäniemi</text:p>
      <text:p text:style-name="P7"><text:s/>Meikirch</text:p>
      <text:p text:style-name="P7"><text:s/>Mondsee</text:p>
      <text:p text:style-name="P7"><text:s/>Norinkylä Core 1</text:p>
      <text:p text:style-name="P7"><text:s/>Norinkylä Core 2</text:p>
      <text:p text:style-name="P7"><text:s/>Odderade</text:p>
      <text:p text:style-name="P7"><text:s/>Posudichi</text:p>
      <text:p text:style-name="P7"><text:s/>Prangli</text:p>
      <text:p text:style-name="P7"><text:s/>Quakenbrück</text:p>
      <text:p text:style-name="P7"><text:s/>Raalte</text:p>
      <text:p text:style-name="P7"><text:s/>Satiki</text:p>
      <text:p text:style-name="P7"><text:s/>Shanidar</text:p>
      <text:p text:style-name="P7"><text:s/>Soly</text:p>
      <text:p text:style-name="P7"><text:s/>Sunghir</text:p>
      <text:p text:style-name="P7"><text:s/>Tenaghi Philippon</text:p>
      <text:p text:style-name="P7"><text:s/>Timoshkovichi</text:p>
      <text:p text:style-name="P7"><text:s/>Toporovo</text:p>
      <text:p text:style-name="P7"><text:s/>Turbuta</text:p>
      <text:p text:style-name="P7"><text:s/>Tönchesberg 2</text:p>
      <text:p text:style-name="P7"><text:s/>Valle di Castiglione</text:p>
      <text:p text:style-name="P7"><text:s/>Waewa-Ringen</text:p>
      <text:p text:style-name="P7"><text:s/>Wladyslawow</text:p>
      <text:p text:style-name="P7"><text:s/>Zeifen</text:p>
      <text:p text:style-name="P7"><text:s/>Zgierz-Rudunki</text:p>
      <text:p text:style-name="P7">(34 rows)</text:p>
      <text:p text:style-name="P3"/>
      <text:p text:style-name="P3"/>
      <text:p text:style-name="P3"/>
      <text:p text:style-name="P4">Paleofauna und animalremains</text:p>
      <text:p text:style-name="P4"/>
      <text:p text:style-name="P5"/>
      <text:p text:style-name="P5">SELECT DISTINCT on (locality.idlocality, locality.created) locality.idlocality, locality.created FROM assemblage, locality WHERE locality.idlocality = assemblage.locality_idlocality and (assemblage.category ilike '%fauna%' or assemblage.category ilike '%animal%') and (locality.idlocality) not in (SELECT DISTINCT assemblage_idlocality FROM paleofauna UNION SELECT DISTINCT assemblage_idlocality FROM animalremains ORDER BY assemblage_idlocality);</text:p>
      <text:p text:style-name="P5"><text:s text:c="14"/>idlocality <text:s text:c="14"/>| <text:s/>created <text:s text:c="2"/></text:p>
      <text:p text:style-name="P5">---------------------------------------+------------</text:p>
      <text:p text:style-name="P5"><text:s/>Baishiya Karst Cave <text:s text:c="18"/>| 2021-10-20</text:p>
      <text:p text:style-name="P5"><text:soft-page-break/><text:s/>Barogali <text:s text:c="29"/>| 2010-11-03</text:p>
      <text:p text:style-name="P5"><text:s/>Bogdanovka <text:s text:c="27"/>| 2021-02-11</text:p>
      <text:p text:style-name="P5"><text:s/>Bolshie Allaki-2 <text:s text:c="21"/>| 2021-02-18</text:p>
      <text:p text:style-name="P5"><text:s/>Byzovaya <text:s text:c="29"/>| 2021-02-15</text:p>
      <text:p text:style-name="P5"><text:s/>Dungo V <text:s text:c="30"/>| 2022-12-02</text:p>
      <text:p text:style-name="P5"><text:s/>Ebbsfleet <text:s text:c="28"/>| 2016-08-10</text:p>
      <text:p text:style-name="P5"><text:s/>Geelbek_Ovis <text:s text:c="25"/>| 2009-11-05</text:p>
      <text:p text:style-name="P9"><text:span text:style-name="T2"><text:s/>Genay - Br</text:span>è<text:span text:style-name="T2">che <text:s text:c="22"/>| 2020-04-22</text:span></text:p>
      <text:p text:style-name="P5"><text:s/>Goda Buticha <text:s text:c="25"/>| 2014-11-18</text:p>
      <text:p text:style-name="P9"><text:span text:style-name="T2"><text:s/>Grotte de la M</text:span>è<text:span text:style-name="T3">r</text:span><text:span text:style-name="T2">e Grand - Rully <text:s text:c="5"/>| 2020-04-28</text:span></text:p>
      <text:p text:style-name="P5"><text:s/>Hummal <text:s text:c="31"/>| 2014-10-17</text:p>
      <text:p text:style-name="P5"><text:s/>Isimila Prehistoric Site <text:s text:c="13"/>| 2009-10-12</text:p>
      <text:p text:style-name="P5"><text:s/>Keratic Koppie <text:s text:c="23"/>| 2011-06-29</text:p>
      <text:p text:style-name="P5"><text:s/>Klipdrift Shelter <text:s text:c="20"/>| 2014-11-10</text:p>
      <text:p text:style-name="P5"><text:s/>Kostenki 11 <text:s text:c="26"/>| 2021-04-19</text:p>
      <text:p text:style-name="P5"><text:s/>Kostenki 15 <text:s text:c="26"/>| 2014-09-09</text:p>
      <text:p text:style-name="P5"><text:s/>Kostenki 17 <text:s text:c="26"/>| 2021-03-08</text:p>
      <text:p text:style-name="P5"><text:s/>Kostenki 18 <text:s text:c="26"/>| 2021-03-22</text:p>
      <text:p text:style-name="P5"><text:s/>Kostenki 21 <text:s text:c="26"/>| 2021-03-16</text:p>
      <text:p text:style-name="P5"><text:s/>Kostenki 8 <text:s text:c="27"/>| 2021-03-24</text:p>
      <text:p text:style-name="P5"><text:s/>Kostenki 9 <text:s text:c="27"/>| 2021-03-25</text:p>
      <text:p text:style-name="P5"><text:s/>Kulychivka <text:s text:c="27"/>| 2021-04-26</text:p>
      <text:p text:style-name="P5"><text:s/>Magubike <text:s text:c="29"/>| 2012-12-17</text:p>
      <text:p text:style-name="P5"><text:s/>Mamontovaya Kurya <text:s text:c="20"/>| 2021-02-12</text:p>
      <text:p text:style-name="P5"><text:s/>Mar Tarik <text:s text:c="28"/>| 2015-05-07</text:p>
      <text:p text:style-name="P5"><text:s/>Masterov Kliuch <text:s text:c="22"/>| 2021-09-21</text:p>
      <text:p text:style-name="P5"><text:s/>Matuzka <text:s text:c="30"/>| 2021-04-12</text:p>
      <text:p text:style-name="P5"><text:s/>Olieboompoort <text:s text:c="24"/>| 2010-02-12</text:p>
      <text:p text:style-name="P5"><text:s/>Orkhon-1 <text:s text:c="29"/>| 2021-09-13</text:p>
      <text:p text:style-name="P5"><text:s/>Peninj <text:s text:c="31"/>| 2009-10-08</text:p>
      <text:p text:style-name="P5"><text:s/>Podzvonkaya - Lower complex <text:s text:c="10"/>| 2021-09-23</text:p>
      <text:p text:style-name="P5"><text:s/>Podzvonkaya - South-Eastern complex <text:s text:c="2"/>| 2021-09-23</text:p>
      <text:p text:style-name="P5"><text:s/>Putslaagte 1 <text:s text:c="25"/>| 2014-11-13</text:p>
      <text:p text:style-name="P5"><text:s/>Rozhok I <text:s text:c="29"/>| 2021-04-02</text:p>
      <text:p text:style-name="P5"><text:s/>Satsurblia Cave <text:s text:c="22"/>| 2015-02-24</text:p>
      <text:p text:style-name="P5"><text:s/>Sefunim Cave <text:s text:c="25"/>| 2013-07-28</text:p>
      <text:p text:style-name="P5"><text:s/>Sefunim Rockshelter <text:s text:c="18"/>| 2013-08-18</text:p>
      <text:p text:style-name="P5"><text:s/>Shanidar <text:s text:c="29"/>| 2014-11-02</text:p>
      <text:p text:style-name="P5"><text:s/>Shibat Dihya 1 <text:s text:c="23"/>| 2023-02-08</text:p>
      <text:p text:style-name="P5"><text:s/>Shlyakh <text:s text:c="30"/>| 2021-03-31</text:p>
      <text:p text:style-name="P5"><text:s/>Songwe River Valley Lake Rukwa IdIu19 | 2012-05-03</text:p>
      <text:p text:style-name="P5"><text:s/>Sukhaya Mechetka <text:s text:c="21"/>| 2021-03-18</text:p>
      <text:p text:style-name="P5"><text:s/>Sunghir <text:s text:c="30"/>| 2014-09-09</text:p>
      <text:p text:style-name="P5"><text:s/>Tabun Cave <text:s text:c="27"/>| 2012-03-14</text:p>
      <text:p text:style-name="P5"><text:s/>Tolbaga <text:s text:c="30"/>| 2021-09-20</text:p>
      <text:p text:style-name="P5"><text:s/>Ucagizli Cave I <text:s text:c="22"/>| 2014-04-16</text:p>
      <text:p text:style-name="P5"><text:s/>Umm el Tlel <text:s text:c="26"/>| 2014-07-21</text:p>
      <text:p text:style-name="P5"><text:s/>Wadi Halfa Site 1036 <text:s text:c="17"/>| 2012-04-25</text:p>
      <text:p text:style-name="P5"><text:s/>Wulanmulun Locality 2 <text:s text:c="16"/>| 2021-05-03</text:p>
      <text:p text:style-name="P5"><text:s/>Youfang site <text:s text:c="25"/>| 2021-07-12</text:p>
      <text:p text:style-name="P5"><text:s/>Zaozerye <text:s text:c="29"/>| 2021-02-17</text:p>
      <text:p text:style-name="P5">(<text:span text:style-name="T1">52</text:span> rows)</text:p>
      <text:p text:style-name="P5"><text:soft-page-break/></text:p>
      <text:p text:style-name="P5"/>
      <text:p text:style-name="P5"><text:s text:c="14"/>idlocality <text:s text:c="14"/></text:p>
      <text:p text:style-name="P5">---------------------------------------</text:p>
      <text:p text:style-name="P5"><text:s/>Baishiya Karst Cave</text:p>
      <text:p text:style-name="P5"><text:s/>Barogali</text:p>
      <text:p text:style-name="P5"><text:s/>Bogdanovka</text:p>
      <text:p text:style-name="P5"><text:s/>Bolshie Allaki-2</text:p>
      <text:p text:style-name="P5"><text:s/>Byzovaya</text:p>
      <text:p text:style-name="P5"><text:s/>Dungo V</text:p>
      <text:p text:style-name="P5"><text:s/>Ebbsfleet</text:p>
      <text:p text:style-name="P5"><text:s/>Geelbek_Ovis</text:p>
      <text:p text:style-name="P6"><text:s/>Genay - Brèche</text:p>
      <text:p text:style-name="P5"><text:s/>Goda Buticha</text:p>
      <text:p text:style-name="P5"><text:s/>Grotte de la Mère Grand - Rully</text:p>
      <text:p text:style-name="P5"><text:s/>Hummal</text:p>
      <text:p text:style-name="P5"><text:s/>Isimila Prehistoric Site</text:p>
      <text:p text:style-name="P5"><text:s/>Keratic Koppie</text:p>
      <text:p text:style-name="P5"><text:s/>Klipdrift Shelter</text:p>
      <text:p text:style-name="P5"><text:s/>Kostenki 11</text:p>
      <text:p text:style-name="P5"><text:s/>Kostenki 15</text:p>
      <text:p text:style-name="P5"><text:s/>Kostenki 17</text:p>
      <text:p text:style-name="P5"><text:s/>Kostenki 18</text:p>
      <text:p text:style-name="P5"><text:s/>Kostenki 21</text:p>
      <text:p text:style-name="P5"><text:s/>Kostenki 8</text:p>
      <text:p text:style-name="P5"><text:s/>Kostenki 9</text:p>
      <text:p text:style-name="P5"><text:s/>Kulychivka</text:p>
      <text:p text:style-name="P5"><text:s/>Magubike</text:p>
      <text:p text:style-name="P5"><text:s/>Mamontovaya Kurya</text:p>
      <text:p text:style-name="P5"><text:s/>Mar Tarik</text:p>
      <text:p text:style-name="P5"><text:s/>Masterov Kliuch</text:p>
      <text:p text:style-name="P5"><text:s/>Matuzka</text:p>
      <text:p text:style-name="P5"><text:s/>Olieboompoort</text:p>
      <text:p text:style-name="P5"><text:s/>Orkhon-1</text:p>
      <text:p text:style-name="P5"><text:s/>Peninj</text:p>
      <text:p text:style-name="P5"><text:s/>Podzvonkaya - Lower complex</text:p>
      <text:p text:style-name="P5"><text:s/>Podzvonkaya - South-Eastern complex</text:p>
      <text:p text:style-name="P5"><text:s/>Putslaagte 1</text:p>
      <text:p text:style-name="P5"><text:s/>Rozhok I</text:p>
      <text:p text:style-name="P5"><text:s/>Satsurblia Cave</text:p>
      <text:p text:style-name="P5"><text:s/>Sefunim Cave</text:p>
      <text:p text:style-name="P5"><text:s/>Sefunim Rockshelter</text:p>
      <text:p text:style-name="P5"><text:s/>Shanidar</text:p>
      <text:p text:style-name="P5"><text:s/>Shibat Dihya 1</text:p>
      <text:p text:style-name="P5"><text:s/>Shlyakh</text:p>
      <text:p text:style-name="P5"><text:s/>Songwe River Valley Lake Rukwa IdIu19</text:p>
      <text:p text:style-name="P5"><text:s/>Sukhaya Mechetka</text:p>
      <text:p text:style-name="P5"><text:s/>Sunghir</text:p>
      <text:p text:style-name="P5"><text:s/>Tabun Cave</text:p>
      <text:p text:style-name="P5"><text:s/>Tolbaga</text:p>
      <text:p text:style-name="P5"><text:s/>Ucagizli Cave I</text:p>
      <text:p text:style-name="P5"><text:s/>Umm el Tlel</text:p>
      <text:p text:style-name="P5"><text:soft-page-break/><text:s/>Wadi Halfa Site 1036</text:p>
      <text:p text:style-name="P5"><text:s/>Wulanmulun Locality 2</text:p>
      <text:p text:style-name="P5"><text:s/>Youfang site</text:p>
      <text:p text:style-name="P5"><text:s/>Zaozerye</text:p>
      <text:p text:style-name="P5">(52 rows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2T16:13:43.522242496</meta:creation-date>
    <dc:date>2023-02-22T17:41:48.724017181</dc:date>
    <meta:editing-duration>PT26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7" meta:paragraph-count="259" meta:word-count="900" meta:character-count="9464" meta:non-whitespace-character-count="6292"/>
  </office:meta>
</office:document-meta>
</file>